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357bb" officeooo:paragraph-rsid="001357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normal" officeooo:rsid="001357bb" officeooo:paragraph-rsid="001357b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357bb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57bb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02c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6044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a10b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9a10b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fo:font-size="10pt" officeooo:paragraph-rsid="0019a10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 Light" fo:font-weight="bold" officeooo:rsid="001357bb" style:font-weight-asian="bold" style:font-weight-complex="bold"/>
    </style:style>
    <style:style style:name="T3" style:family="text">
      <style:text-properties fo:color="#000000" style:font-name="Calibri Light" fo:font-weight="bold" officeooo:rsid="00153750" style:font-weight-asian="bold" style:font-weight-complex="bold"/>
    </style:style>
    <style:style style:name="T4" style:family="text">
      <style:text-properties fo:color="#000000" style:font-name="Calibri Light" fo:font-weight="normal" officeooo:rsid="001357bb" style:font-weight-asian="normal" style:font-weight-complex="normal"/>
    </style:style>
    <style:style style:name="T5" style:family="text">
      <style:text-properties fo:color="#000000" style:font-name="Calibri Light" fo:font-weight="normal" officeooo:rsid="001702c3" style:font-weight-asian="normal" style:font-weight-complex="normal"/>
    </style:style>
    <style:style style:name="T6" style:family="text">
      <style:text-properties fo:color="#000000" style:font-name="Calibri Light" fo:font-weight="normal" officeooo:rsid="00153750" style:font-weight-asian="normal" style:font-weight-complex="normal"/>
    </style:style>
    <style:style style:name="T7" style:family="text">
      <style:text-properties fo:color="#000000" style:font-name="Calibri Light" fo:font-style="italic" fo:font-weight="normal" officeooo:rsid="001357bb" style:font-style-asian="italic" style:font-weight-asian="normal" style:font-style-complex="italic" style:font-weight-complex="normal"/>
    </style:style>
    <style:style style:name="T8" style:family="text">
      <style:text-properties fo:color="#000000" style:font-name="Calibri Light" fo:font-size="10pt" fo:font-weight="normal" officeooo:rsid="001702c3" style:font-size-asian="10pt" style:font-weight-asian="normal" style:font-size-complex="10pt" style:font-weight-complex="normal"/>
    </style:style>
    <style:style style:name="T9" style:family="text">
      <style:text-properties fo:color="#000000" style:font-name="Calibri Light" fo:font-size="10pt" fo:font-style="italic" fo:font-weight="bold" officeooo:rsid="001702c3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000000" style:font-name="Calibri Light" fo:font-size="10pt" fo:font-style="italic" fo:font-weight="normal" officeooo:rsid="001702c3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style:font-name="Calibri Light" fo:font-size="10pt" fo:font-style="italic" fo:font-weight="normal" officeooo:rsid="00186044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0000" style:font-name="Calibri Light" fo:font-size="10pt" fo:font-style="italic" fo:font-weight="normal" officeooo:rsid="001357bb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000000" style:font-name="Calibri Light" fo:font-size="10pt" fo:font-style="italic" fo:font-weight="normal" officeooo:rsid="0019a10b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000000" style:font-name="Calibri Light" fo:font-size="12pt" fo:font-style="normal" fo:font-weight="bold" officeooo:rsid="001357bb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style:font-name="Calibri Light" fo:font-size="12pt" fo:font-style="normal" fo:font-weight="bold" officeooo:rsid="0015375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Calibri Light" fo:font-size="12pt" fo:font-style="normal" fo:font-weight="bold" officeooo:rsid="00186044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Calibri Light" fo:font-size="12pt" fo:font-style="normal" fo:font-weight="normal" officeooo:rsid="0015375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Calibri Light" fo:font-size="12pt" fo:font-style="normal" fo:font-weight="normal" officeooo:rsid="001357b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Calibri Light" fo:font-size="12pt" fo:font-style="normal" fo:font-weight="normal" officeooo:rsid="0019a10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Calibri Light" fo:font-size="12pt" fo:font-style="normal" fo:font-weight="normal" officeooo:rsid="001b8dc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Calibri Light" fo:font-style="normal" fo:font-weight="normal" officeooo:rsid="001b8dc2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weight="normal" officeooo:rsid="001357bb" style:font-weight-asian="normal" style:font-weight-complex="normal"/>
    </style:style>
    <style:style style:name="T23" style:family="text">
      <style:text-properties style:font-name="Calibri Light" fo:font-style="italic" fo:font-weight="normal" officeooo:rsid="001357bb" style:font-style-asian="italic" style:font-weight-asian="normal" style:font-style-complex="italic" style:font-weight-complex="normal"/>
    </style:style>
    <style:style style:name="T24" style:family="text">
      <style:text-properties style:font-name="Calibri Light" fo:font-style="italic" fo:font-weight="normal" officeooo:rsid="001702c3" style:font-style-asian="italic" style:font-weight-asian="normal" style:font-style-complex="italic" style:font-weight-complex="normal"/>
    </style:style>
    <style:style style:name="T25" style:family="text">
      <style:text-properties style:font-name="Calibri Light" fo:font-style="normal" fo:font-weight="normal" officeooo:rsid="001b8dc2" style:font-style-asian="normal" style:font-weight-asian="normal" style:font-style-complex="normal" style:font-weight-complex="normal"/>
    </style:style>
    <style:style style:name="T26" style:family="text">
      <style:text-properties fo:color="#666666" style:font-name="Calibri Light" fo:font-size="10pt" fo:font-style="italic" fo:font-weight="normal" officeooo:rsid="001357bb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666666" style:font-name="Calibri Light" fo:font-size="10pt" fo:font-style="italic" fo:font-weight="normal" officeooo:rsid="00186044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666666" style:font-name="Calibri Light" fo:font-size="10pt" fo:font-style="italic" fo:font-weight="normal" officeooo:rsid="0019a10b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officeooo:rsid="001b8d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e programación en MySQL</text:p>
      <text:p text:style-name="P2"/>
      <text:p text:style-name="P2"><text:span text:style-name="T1">Ejercicio 1.-</text:span> Crea una función que a partir de dos números, calcule y muestre el resultado de la multiplicación entre ambos.</text:p>
      <text:p text:style-name="P3"><text:span text:style-name="T2"/></text:p>
      <text:p text:style-name="P4"><text:span text:style-name="T2">Ejercicio 2.-</text:span><text:span text:style-name="T4"> Crea una función que a partir de un número y una palabra, calcule y muestre el resultado de la suma del número y el número de caracteres de la palabra.</text:span></text:p>
      <text:p text:style-name="P4"><text:span text:style-name="T4"/></text:p>
      <text:p text:style-name="P5"><text:span text:style-name="T2">E</text:span><text:span text:style-name="T3">jercicio 3.-</text:span><text:span text:style-name="T6"> </text:span><text:span text:style-name="T4">Crea una función que a partir de d</text:span><text:span text:style-name="T5">os palabras </text:span><text:span text:style-name="T4">muestre </text:span><text:span text:style-name="T5">como</text:span><text:span text:style-name="T4"> resultado l</text:span><text:span text:style-name="T5">as dos palabras separadas por el conector “y”. </text:span><text:span text:style-name="T8"><text:s/></text:span><text:span text:style-name="T9">Ejemplo)</text:span><text:span text:style-name="T10"> Palabra1: hola; <text:s/>Palabra2: adios; <text:s/>Resultado: hola y adios</text:span></text:p>
      <text:p text:style-name="P5"><text:span text:style-name="T7"/></text:p>
      <text:p text:style-name="P6"><text:span text:style-name="T14">E</text:span><text:span text:style-name="T15">jercicio </text:span><text:span text:style-name="T16">4</text:span><text:span text:style-name="T15">.-</text:span><text:span text:style-name="T17"> </text:span><text:span text:style-name="T18">C</text:span><text:span text:style-name="T19">rea una función que calcule la división entre dos números insertados por el usuario a través de la función Select. <text:s/></text:span><text:span text:style-name="T9">Ejemplo)</text:span><text:span text:style-name="T10"> <text:s/></text:span><text:span text:style-name="T12">select d</text:span><text:span text:style-name="T13">ivision</text:span><text:span text:style-name="T12">(</text:span><text:span text:style-name="T13">21</text:span><text:span text:style-name="T12">, </text:span><text:span text:style-name="T11">3</text:span><text:span text:style-name="T12">); <text:s text:c="2"/></text:span><text:span text:style-name="T10">Resultado: 7</text:span></text:p>
      <text:p text:style-name="P5"><text:span text:style-name="T7"/></text:p>
      <text:p text:style-name="P7"><text:span text:style-name="T14">E</text:span><text:span text:style-name="T15">jercicio </text:span><text:span text:style-name="T16">5.</text:span><text:span text:style-name="T15">-</text:span><text:span text:style-name="T17"> </text:span><text:span text:style-name="T18">C</text:span><text:span text:style-name="T19">rea una función d</text:span><text:span text:style-name="T20">ados dos números, uno insertado por el usuario, y otro dentro de la función, muestre una frase indicando si el número insertado por el usuario es mayor, menor o igual al otro.</text:span></text:p>
      <text:p text:style-name="P7"><text:span text:style-name="T20"/></text:p>
      <text:p text:style-name="P9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9:39:28.292000000</meta:creation-date>
    <dc:date>2020-03-11T20:44:41.555000000</dc:date>
    <meta:editing-duration>PT11M58S</meta:editing-duration>
    <meta:editing-cycles>2</meta:editing-cycles>
    <meta:generator>LibreOffice/6.3.4.2$Windows_x86 LibreOffice_project/60da17e045e08f1793c57c00ba83cdfce946d0aa</meta:generator>
    <meta:document-statistic meta:table-count="0" meta:image-count="0" meta:object-count="0" meta:page-count="1" meta:paragraph-count="6" meta:word-count="154" meta:character-count="909" meta:non-whitespace-character-count="754"/>
  </office:meta>
</office:document-meta>
</file>